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Heading_20_2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Base06GreyBackground">
      <style:table-cell-properties fo:border-bottom="none" fo:border-left="2.24pt solid #757575" fo:border-right="none" fo:border-top="none"/>
    </style:style>
    <style:style style:name="ce8" style:family="table-cell" style:parent-style-name="Base06">
      <style:table-cell-properties fo:border-bottom="none" fo:border-left="2.24pt solid #757575" fo:border-right="none" fo:border-top="none"/>
    </style:style>
    <style:style style:name="ce4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Heading_20_2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Base06GreyBackground">
      <style:table-cell-properties fo:border-bottom="none" fo:border-left="2.24pt solid #757575" fo:border-right="none" fo:border-top="none"/>
    </style:style>
    <style:style style:name="ce14" style:family="table-cell" style:parent-style-name="Base06">
      <style:table-cell-properties fo:border-bottom="none" fo:border-left="2.24pt solid #757575" fo:border-right="none" fo:border-top="none"/>
    </style:style>
    <style:style style:name="ce15" style:family="table-cell" style:parent-style-name="Heading_20_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plication" table:style-name="ta1">
        <table:table-column table:style-name="co1" table:number-columns-repeated="16371" table:default-cell-style-name="Default"/>
        <table:table-row table:style-name="ro1">
          <table:table-cell table:style-name="ce11" office:value-type="string" calcext:value-type="string" table:number-columns-spanned="37" table:number-rows-spanned="1">
            <text:p>MULTIPLICATION</text:p>
          </table:table-cell>
          <table:covered-table-cell table:number-columns-repeated="36"/>
          <table:table-cell table:number-columns-repeated="16334"/>
        </table:table-row>
        <table:table-row table:style-name="ro2">
          <table:table-cell table:style-name="ce12" table:number-columns-spanned="37" table:number-rows-spanned="1"/>
          <table:covered-table-cell table:number-columns-repeated="36"/>
          <table:table-cell table:number-columns-repeated="16334"/>
        </table:table-row>
        <table:table-row table:style-name="ro2" table:number-rows-repeated="3">
          <table:table-cell table:number-columns-repeated="16371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3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4" office:value-type="string" calcext:value-type="string">
            <text:p>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3" office:value-type="string" calcext:value-type="string">
            <text:p>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4" office:value-type="string" calcext:value-type="string">
            <text:p>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3" office:value-type="string" calcext:value-type="string">
            <text:p>5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4" office:value-type="string" calcext:value-type="string">
            <text:p>1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3" office:value-type="string" calcext:value-type="string">
            <text:p>1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4" office:value-type="string" calcext:value-type="string">
            <text:p>1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3" office:value-type="string" calcext:value-type="string">
            <text:p>1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4" office:value-type="string" calcext:value-type="string">
            <text:p>14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3" office:value-type="string" calcext:value-type="string">
            <text:p>15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4" office:value-type="string" calcext:value-type="string">
            <text:p>2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3" office:value-type="string" calcext:value-type="string">
            <text:p>2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4" office:value-type="string" calcext:value-type="string">
            <text:p>2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3" office:value-type="string" calcext:value-type="string">
            <text:p>2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4" office:value-type="string" calcext:value-type="string">
            <text:p>2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3" office:value-type="string" calcext:value-type="string">
            <text:p>25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4" office:value-type="string" calcext:value-type="string">
            <text:p>3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3" office:value-type="string" calcext:value-type="string">
            <text:p>31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4" office:value-type="string" calcext:value-type="string">
            <text:p>3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3" office:value-type="string" calcext:value-type="string">
            <text:p>3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4" office:value-type="string" calcext:value-type="string">
            <text:p>34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3" office:value-type="string" calcext:value-type="string">
            <text:p>35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4" office:value-type="string" calcext:value-type="string">
            <text:p>4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3" office:value-type="string" calcext:value-type="string">
            <text:p>41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4" office:value-type="string" calcext:value-type="string">
            <text:p>4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3" office:value-type="string" calcext:value-type="string">
            <text:p>4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4" office:value-type="string" calcext:value-type="string">
            <text:p>4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3" office:value-type="string" calcext:value-type="string">
            <text:p>45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4" office:value-type="string" calcext:value-type="string">
            <text:p>5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3" office:value-type="string" calcext:value-type="string">
            <text:p>51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4" office:value-type="string" calcext:value-type="string">
            <text:p>5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3" office:value-type="string" calcext:value-type="string">
            <text:p>5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4" office:value-type="string" calcext:value-type="string">
            <text:p>54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3" office:value-type="string" calcext:value-type="string">
            <text:p>5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4" office:value-type="string" calcext:value-type="string">
            <text:p>10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10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500 ₆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06" office:value-type="string" calcext:value-type="string">
            <text:p>310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06" office:value-type="string" calcext:value-type="string">
            <text:p>3500 ₆</text:p>
          </table:table-cell>
          <table:table-cell table:style-name="Base06GreyBackground" office:value-type="string" calcext:value-type="string">
            <text:p>4000 ₆</text:p>
          </table:table-cell>
          <table:table-cell table:style-name="Base06" office:value-type="string" calcext:value-type="string">
            <text:p>4100 ₆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06" office:value-type="string" calcext:value-type="string">
            <text:p>4300 ₆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06" office:value-type="string" calcext:value-type="string">
            <text:p>4500 ₆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06" office:value-type="string" calcext:value-type="string">
            <text:p>5100 ₆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06" office:value-type="string" calcext:value-type="string">
            <text:p>5300 ₆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06" office:value-type="string" calcext:value-type="string">
            <text:p>5500 ₆</text:p>
          </table:table-cell>
          <table:table-cell table:style-name="Base06GreyBackground" office:value-type="string" calcext:value-type="string">
            <text:p>1 0000 ₆</text:p>
          </table:table-cell>
          <table:table-cell table:number-columns-repeated="16334"/>
        </table:table-row>
        <table:table-row table:style-name="ro2" table:number-rows-repeated="1048335">
          <table:table-cell table:number-columns-repeated="16371"/>
        </table:table-row>
        <table:table-row table:style-name="ro3" table:number-rows-repeated="198">
          <table:table-cell table:number-columns-repeated="16371"/>
        </table:table-row>
        <table:table-row table:style-name="ro3">
          <table:table-cell table:number-columns-repeated="16371"/>
        </table:table-row>
      </table:table>
      <table:table table:name="Multiplication (with decimal)" table:style-name="ta1">
        <table:table-column table:style-name="co1" table:number-columns-repeated="16384" table:default-cell-style-name="Default"/>
        <table:table-row table:style-name="ro1">
          <table:table-cell table:style-name="ce11" office:value-type="string" calcext:value-type="string" table:number-columns-spanned="26" table:number-rows-spanned="1">
            <text:p>MULTIPLICATION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2" table:number-columns-spanned="26" table:number-rows-spanned="1"/>
          <table:covered-table-cell table:number-columns-repeated="25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9 ₁₀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0 ₁₀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1 ₁₀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TION" calcext:value-type="string" table:number-columns-spanned="26" table:number-rows-spanned="1">
            <text:p>MULTIPLICATION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Heading_20_2" table:formula="of:=[.A2]" office:value-type="float" office:value="0" calcext:value-type="float" table:number-columns-spanned="26" table:number-rows-spanned="1">
            <text:p>0</text:p>
          </table:table-cell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69 ₁₀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6 ₁₀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9 ₁₀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4 ₁₀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1 ₁₀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400 ₁₀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1 ₁₀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4 ₁₀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9 ₁₀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TION" calcext:value-type="string" table:number-columns-spanned="26" table:number-rows-spanned="1">
            <text:p>MULTIPLICATION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5" table:formula="of:=[.A2]" office:value-type="float" office:value="0" calcext:value-type="float" table:number-columns-spanned="26" table:number-rows-spanned="1">
            <text:p>0</text:p>
          </table:table-cell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25 ₁₀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6 ₁₀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9 ₁₀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4 ₁₀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 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1 ₁₀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 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 044 ₁₀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900 ₁₀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 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 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 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1 ₁₀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 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 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 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 116 ₁₀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 024 ₁₀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10MiddleColumn" office:value-type="string" calcext:value-type="string">
            <text:p>1 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 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 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 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 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 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 089 ₁₀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10MiddleColumn" office:value-type="string" calcext:value-type="string">
            <text:p>1 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 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 188 ₁₀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 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 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 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 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 156 ₁₀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10MiddleColumn" office:value-type="string" calcext:value-type="string">
            <text:p>1 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 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 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 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 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 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 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 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 225 ₁₀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10MiddleColumn" office:value-type="string" calcext:value-type="string">
            <text:p>1 260 ₁₀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style-name="Base10GreyBackgroundMiddleColumn" office:value-type="string" calcext:value-type="string">
            <text:p>1 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10MiddleColumn" office:value-type="string" calcext:value-type="string">
            <text:p>1 044 ₁₀</text:p>
          </table:table-cell>
          <table:table-cell table:style-name="Base06" office:value-type="string" calcext:value-type="string">
            <text:p>4500 ₆</text:p>
          </table:table-cell>
          <table:table-cell table:style-name="Base10GreyBackgroundMiddleColumn" office:value-type="string" calcext:value-type="string">
            <text:p>1 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10MiddleColumn" office:value-type="string" calcext:value-type="string">
            <text:p>1 116 ₁₀</text:p>
          </table:table-cell>
          <table:table-cell table:style-name="Base06" office:value-type="string" calcext:value-type="string">
            <text:p>5100 ₆</text:p>
          </table:table-cell>
          <table:table-cell table:style-name="Base10GreyBackgroundMiddleColumn" office:value-type="string" calcext:value-type="string">
            <text:p>1 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10MiddleColumn" office:value-type="string" calcext:value-type="string">
            <text:p>1 188 ₁₀</text:p>
          </table:table-cell>
          <table:table-cell table:style-name="Base06" office:value-type="string" calcext:value-type="string">
            <text:p>5300 ₆</text:p>
          </table:table-cell>
          <table:table-cell table:style-name="Base10GreyBackgroundMiddleColumn" office:value-type="string" calcext:value-type="string">
            <text:p>1 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10MiddleColumn" office:value-type="string" calcext:value-type="string">
            <text:p>1 260 ₁₀</text:p>
          </table:table-cell>
          <table:table-cell table:style-name="Base06" office:value-type="string" calcext:value-type="string">
            <text:p>5500 ₆</text:p>
          </table:table-cell>
          <table:table-cell table:style-name="Base10GreyBackgroundMiddleColumn" office:value-type="string" calcext:value-type="string">
            <text:p>1 296 ₁₀</text:p>
          </table:table-cell>
          <table:table-cell table:style-name="Base06GreyBackground" office:value-type="string" calcext:value-type="string">
            <text:p>1 0000 ₆</text:p>
          </table:table-cell>
          <table:table-cell table:number-columns-repeated="16358"/>
        </table:table-row>
        <table:table-row table:style-name="ro2" table:number-rows-repeated="1048350">
          <table:table-cell table:number-columns-repeated="16384"/>
        </table:table-row>
        <table:table-row table:style-name="ro3" table:number-rows-repeated="9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7:59:29.792377641</dc:date>
    <meta:editing-duration>PT3H17M48S</meta:editing-duration>
    <meta:editing-cycles>48</meta:editing-cycles>
    <meta:generator>LibreOffice/7.4.3.2$Linux_X86_64 LibreOffice_project/40$Build-2</meta:generator>
    <meta:document-statistic meta:table-count="2" meta:cell-count="4254" meta:object-count="0"/>
  </office:meta>
</office:document-meta>
</file>